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3 Ues and 5UEs Simulation without Pathloss and Channel emulation: average latency in <text:s/>ms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3UEs latencies</text:p>
          </table:table-cell>
          <table:table-cell table:number-columns-repeated="7"/>
          <table:table-cell table:style-name="ce2" office:value-type="string" calcext:value-type="string">
            <text:p>5UEs Latenc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140 bytes Ltency</text:p>
          </table:table-cell>
          <table:table-cell office:value-type="string" calcext:value-type="string">
            <text:p>800 bytes Latency</text:p>
          </table:table-cell>
          <table:table-cell table:number-columns-repeated="5"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4:.B33])" office:value-type="float" office:value="37.4333333333333" calcext:value-type="float">
            <text:p>37.4333333333333</text:p>
          </table:table-cell>
          <table:table-cell table:formula="of:= AVERAGE([.C4:.C33])" office:value-type="float" office:value="36.3666666666667" calcext:value-type="float">
            <text:p>36.3666666666667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formula="of:= AVERAGE([.J4:.J33])" office:value-type="float" office:value="46.6333333333333" calcext:value-type="float">
            <text:p>46.6333333333333</text:p>
          </table:table-cell>
          <table:table-cell table:formula="of:= AVERAGE([.K4:.K33])" office:value-type="float" office:value="43.8" calcext:value-type="float">
            <text:p>4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0:43:51.074190863</meta:creation-date>
    <dc:date>2025-01-30T01:58:56.596370627</dc:date>
    <meta:editing-duration>PT8M20S</meta:editing-duration>
    <meta:editing-cycles>3</meta:editing-cycles>
    <meta:generator>LibreOffice/24.2.6.2$Linux_X86_64 LibreOffice_project/420$Build-2</meta:generator>
    <meta:document-statistic meta:table-count="1" meta:cell-count="195" meta:object-count="0"/>
  </office:meta>
</office:document-meta>
</file>